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hiveFileSet.ArchiveFileSet( Archive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chiveFileSet.getDirMode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FileSet.setFullpath( String full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FileSet.getDirectoryScanner( Project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rchiveFileSet.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chiveFileSet.getFullpath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FileSet.getSrc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chiveFileSet.setDir( File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chiveFileSet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FileSet.setFileMode( String octal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File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chiveFileSet.hasDirModeBeen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FileSet.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chiveFileSet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chiveFileSet.getFil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FileSet.integerSetFile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FileSet.setErrorOnMissingArchive( boolean errorOnMissingArch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FileSet.getDir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FileSet.hasFileModeBeen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FileSet.setPrefix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FileSet.getFul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FileSet.setSrc( File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FileSet.getFileMode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FileSet.getPrefix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FileSet.isFilesystem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FileSet.getSrc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chiveFileSet.addConfigured( ResourceCollection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chiveFileSet.Archive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FileSet.Archive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FileSe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chiveFileSet.checkArchiveAttributesAllow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chiveFileSet.integerSetDir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FileSet.setSrcResource( Resource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chiveFileSet.setDirMode( String octal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FileSet.configureFileSet( ArchiveFileSet z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